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4.277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ConceptoId</text:p>
          </table:table-cell>
          <table:table-cell office:value-type="string">
            <text:p>Descripcion</text:p>
          </table:table-cell>
          <table:table-cell/>
          <table:table-cell office:value-type="string">
            <text:p>TipoConceptoId</text:p>
          </table:table-cell>
          <table:table-cell office:value-type="string">
            <text:p>Active</text:p>
          </table:table-cell>
          <table:table-cell office:value-type="string">
            <text:p>CreatedBy</text:p>
          </table:table-cell>
          <table:table-cell office:value-type="string">
            <text:p>CreatedDate</text:p>
          </table:table-cell>
          <table:table-cell office:value-type="string">
            <text:p>DeactivatedDate</text:p>
          </table:table-cell>
          <table:table-cell office:value-type="string">
            <text:p>DeactivatedBy</text:p>
          </table:table-cell>
          <table:table-cell office:value-type="string">
            <text:p>LastModifiedBy</text:p>
          </table:table-cell>
          <table:table-cell office:value-type="string">
            <text:p>LastModifiedDate</text:p>
          </table:table-cell>
          <table:table-cell office:value-type="string">
            <text:p>LastModifiedFromPC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O 3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2.4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2.4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NO BILINGÜ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2.6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2.6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NO BENEFIT DAY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2.8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2.8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NO 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0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0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NO CAMPAÑ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1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1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NO CUEN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2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2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NO COMPONENT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3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3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NO DESEMPEÑ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4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4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NO ENTRENAMIENT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6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6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ONO EXTRAORDINARI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3.8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3.8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ONO NOCTURN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4.01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5 16:46:05.4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ONO PORCENTAJ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4.1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4.1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ONO PERIODO DE PRUEB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4.35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5 16:45:49.4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ONO PERMANENCI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4.5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4.5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NO PRIMAVER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4.6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4.6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NO PRODUCTIVIDA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4.8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4.8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ONO PORCENTAJ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9-06-28 14:04:44.9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4.9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ONO REFERIDO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5.0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5.0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ONENT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5.2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5.2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EVOLUCION INFONAVIT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5.3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5.3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IA FESTIV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5.5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5.5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RATIFICACIO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5.6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5.6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MBIOS SALARIALE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5.8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5.8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RS REPOSICIÓ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0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0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ERMISO C/GOCE DE SUELDO HORA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2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2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ERMISO C/GOCE DE SUELDO JORNAD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3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3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EMIO DE ASISTENCI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5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5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EMIO PUNTUALIDA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7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7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RIMA DE VACACIONE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8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8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RIMA DOMINICA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6.9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6.9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TROACTIVOS DIVERSO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1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1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NO RELOCALIZACIÓ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2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2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IEMPO EXTR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3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3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ACACIONES ALLOWANCE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4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48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NO FLEX / PROBATORI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5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5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RATIFICACION ESPECIA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7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7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ONO CHOICE HOTELS PLATINU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7.9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7.9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NO FEDEX FX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1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1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NO NEW HIR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2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2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NO PERFORMANC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3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3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ONO EXTR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4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4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ONO TRAINING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6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6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NURE BONU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7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7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ONO ASISTENCI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8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8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NO PROMOCIO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8.9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8.9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NCENTIVE BONU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9.1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9.1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AJA DE AHORRO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9.2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9.2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ASAS COMERCIALES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9.3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9.3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ONATIVOS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9.5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9.5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NIQUITOS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49.9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49.9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ONDO DE AHORRO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9-06-28 14:04:50.077</text:p>
          </table:table-cell>
          <table:table-cell office:value-type="string">
            <text:p>2019-07-05 16:54:21.123</text:p>
          </table:table-cell>
          <table:table-cell table:number-columns-repeated="2" office:value-type="float" office:value="844795">
            <text:p>844795</text:p>
          </table:table-cell>
          <table:table-cell office:value-type="string">
            <text:p>2019-07-05 16:54:21.1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AFETES / CREDENCIAL I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0.2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50.2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CAPACIDADENFERMEDA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0.3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50.38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INCAPACIDADMATERNIDA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0.5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50.5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INCAPACIDADRIESGO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0.7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50.7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TRAS DEDUCCIONES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0.8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50.8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ENSION ALIMENTICIA / ORDEN JUDICIA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0.9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04:50.9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GURO MEDICO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04:51.05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5 16:55:18.570</text:p>
          </table:table-cell>
          <table:table-cell office:value-type="string">
            <text:p>PC1015238228</text:p>
          </table:table-cell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onceptoId</text:p>
          </table:table-cell>
          <table:table-cell office:value-type="string">
            <text:p>Descripcion</text:p>
          </table:table-cell>
          <table:table-cell office:value-type="string">
            <text:p>TipoConceptoId</text:p>
          </table:table-cell>
          <table:table-cell office:value-type="string">
            <text:p>Active</text:p>
          </table:table-cell>
          <table:table-cell office:value-type="string">
            <text:p>CreatedBy</text:p>
          </table:table-cell>
          <table:table-cell office:value-type="string">
            <text:p>CreatedDate</text:p>
          </table:table-cell>
          <table:table-cell office:value-type="string">
            <text:p>DeactivatedDate</text:p>
          </table:table-cell>
          <table:table-cell office:value-type="string">
            <text:p>DeactivatedBy</text:p>
          </table:table-cell>
          <table:table-cell office:value-type="string">
            <text:p>LastModifiedBy</text:p>
          </table:table-cell>
          <table:table-cell office:value-type="string">
            <text:p>LastModifiedDate</text:p>
          </table:table-cell>
          <table:table-cell office:value-type="string">
            <text:p>LastModifiedFromPCNam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BONO 3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11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5 18:49:34.350</text:p>
          </table:table-cell>
          <table:table-cell office:value-type="string">
            <text:p>MTYWEBDEV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ONO BILINGÜ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2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24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ONO BENEFIT DA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3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34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BONO 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4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4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ONO CAMPAÑ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5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5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BONO CUENT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6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6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BONO COMPON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8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80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ONO DESEMPEÑ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9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9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ONO ENTRENAMIENT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0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0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BONO EXTRAORDINARI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1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1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BONO NOCTURN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2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2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BONO PORCENTAJ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4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4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BONO PERIODO DE PRUEB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8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8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BONO PERMANENC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9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9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BONO PRIMAVER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1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1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BONO PRODUCTIVIDA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2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2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BONO PORCENTAJ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9-06-28 14:48:40.3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34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BONO REFERIDO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COMPON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7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79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DEVOLUCION INFONAVI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DIA FESTIV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0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0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GRATIFICAC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1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1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CAMBIOS SALARIAL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2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2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HRS REPOSICIÓ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9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90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PERMISO C/GOCE DE SUELDO HORA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0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0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PERMISO C/GOCE DE SUELDO JORNAD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2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2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PREMIO DE ASISTENC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3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3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PREMIO PUNTUALIDA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4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44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PRIMA DE VACACION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5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5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PRIMA DOMINICA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6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6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RETROACTIVOS DIVERSO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7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7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BONO RELOCALIZACIÓ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8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8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TIEMPO EXTR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9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94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VACACIONES ALLOWANC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0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04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BONO FLEX / PROBATOR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1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1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GRATIFICACION ESPECIA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2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24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BONO CHOICE HOTELS PLATINU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3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37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BONO FEDEX FX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5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5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BONO NEW HI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7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7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BONO PERFORMANC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8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87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BONO EXTR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BONO TRAIN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0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06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TENURE BONU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1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1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BONO ASISTENC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2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24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BONO PROMOC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3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3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INCENTIVE BONU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4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47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CAJA DE AHOR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CASAS COMERCIA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6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6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DONATIV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7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7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FINIQUIT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8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88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FONDO DE AHOR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9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97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GAFETES / CREDENCIAL 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0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0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INCAPACIDADENFERMED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1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1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INCAPACIDADMATERNID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2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27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INCAPACIDADRIESG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3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3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OTRAS DEDUCCION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4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49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PENSION ALIMENTICIA / ORDEN JUDICI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6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69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SEGURO MEDI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8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840</text:p>
          </table:table-cell>
          <table:table-cell office:value-type="string">
            <text:p>PC10152382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9/07/2019</text:date>, <text:time>09:2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08T09:59:12.07</meta:creation-date>
    <dc:date>2019-07-09T09:20:00.79</dc:date>
    <dc:creator>Jesus De los Santos Rodriguez</dc:creator>
    <meta:editing-duration>PT20H37M58S</meta:editing-duration>
    <meta:editing-cycles>1</meta:editing-cycles>
    <meta:document-statistic meta:table-count="3" meta:cell-count="1298" meta:object-count="0"/>
    <meta:generator>OpenOffice/4.1.6$Win32 OpenOffice.org_project/416m1$Build-9790</meta:generator>
  </office:meta>
</office:document-meta>
</file>